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ESTS RUN AT $2015-10-20T08:06:28.895+00:00$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6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116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5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ubscriptAndSliceTests.rsc|: 8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3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8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41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104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22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3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Lookahead.rsc|: 0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ookaheadTests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590,133,&lt;169,0&gt;,&lt;172,27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349,240,&lt;161,0&gt;,&lt;168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440,84,&lt;1477,0&gt;,&lt;1477,84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6184,125,&lt;313,0&gt;,&lt;317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atching.rsc|(3217,54,&lt;133,0&gt;,&lt;133,54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3282,110,&lt;353,0&gt;,&lt;354,86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151 tests executed; 23 failed; 0 ignored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13">
          <table:table-cell table:style-name="ce2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53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1" office:value-type="string" calcext:value-type="string">
            <text:p>TESTS RUN AT $2015-10-20T09:08:16.48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116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5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ubscriptAndSliceTests.rsc|: 8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3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4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10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2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3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ookahead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(7590,133,&lt;169,0&gt;,&lt;172,2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(7349,240,&lt;161,0&gt;,&lt;16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(33440,84,&lt;1477,0&gt;,&lt;1477,8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(4649,317,&lt;145,0&gt;,&lt;159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(6184,125,&lt;313,0&gt;,&lt;317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(3217,54,&lt;133,0&gt;,&lt;133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282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992 tests executed; 24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{error("Unexpected exception EXCEPTION in translateFunctionDeclaration, compiling visit14: Pattern 2 cannot be translated",|std:///lang/rascal/tests/functionality/VisitTests.rsc|(0,22043,&lt;1,0&gt;,&lt;761,112&gt;))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ng: 552187 m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ng: 686157 m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ng: 603907 m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ecuting: 610270 ms</text:p>
          </table:table-cell>
          <table:table-cell table:number-columns-repeated="1023"/>
        </table:table-row>
        <table:table-row table:style-name="ro1" table:number-rows-repeated="32">
          <table:table-cell table:style-name="ce3"/>
          <table:table-cell table:number-columns-repeated="1023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5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12:04:00.1934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0-20T11:18:48.676521000</dc:date>
    <meta:editing-duration>P84DT2H1M18S</meta:editing-duration>
    <meta:editing-cycles>262</meta:editing-cycles>
    <meta:generator>LibreOffice/5.0.2.2$MacOSX_X86_64 LibreOffice_project/37b43f919e4de5eeaca9b9755ed688758a8251fe</meta:generator>
    <meta:document-statistic meta:table-count="4" meta:cell-count="473" meta:object-count="0"/>
  </office:meta>
</office:document-meta>
</file>